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F00000319DF8CA2D038D30202.png" manifest:media-type="image/png"/>
  <manifest:file-entry manifest:full-path="Pictures/100002010000078000000438AB77BBBF9B936192.png" manifest:media-type="image/png"/>
  <manifest:file-entry manifest:full-path="Pictures/10000201000003C0000002CD609222882322D7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width="17cm" svg:height="15.337cm" draw:z-index="0"><draw:image xlink:href="Pictures/100002010000036F00000319DF8CA2D038D30202.png" xlink:type="simple" xlink:show="embed" xlink:actuate="onLoad" loext:mime-type="image/png"/></draw:frame></text:p>
      <text:p text:style-name="Standard"/>
      <text:p text:style-name="Standard"><draw:frame draw:style-name="fr2" draw:name="Obraz2" text:anchor-type="paragraph" svg:width="17cm" svg:height="12.696cm" draw:z-index="1"><draw:image xlink:href="Pictures/10000201000003C0000002CD609222882322D72E.png" xlink:type="simple" xlink:show="embed" xlink:actuate="onLoad" loext:mime-type="image/png"/></draw:frame><text:soft-page-break/></text:p>
      <text:p text:style-name="Standard"/>
      <text:p text:style-name="Standard"><draw:frame draw:style-name="fr3" draw:name="Obraz3" text:anchor-type="paragraph" svg:x="0cm" svg:y="0.688cm" svg:width="17cm" svg:height="9.562cm" draw:z-index="2"><draw:image xlink:href="Pictures/100002010000078000000438AB77BBBF9B9361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2T16:48:07.882910911</meta:creation-date>
    <dc:date>2023-03-22T19:53:14.929108434</dc:date>
    <meta:editing-duration>PT14M46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